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752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9811in"/>
    </style:style>
    <style:style style:name="co5" style:family="table-column">
      <style:table-column-properties fo:break-before="auto" style:column-width="2.4429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4.4772in"/>
    </style:style>
    <style:style style:name="co8" style:family="table-column">
      <style:table-column-properties fo:break-before="auto" style:column-width="3.0209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3.9272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Hyperlink" style:data-style-name="N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6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7" style:family="table-cell" style:parent-style-name="Excel_5f_BuiltIn_5f_Hyperlink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0000ff" style:text-underline-style="solid" style:text-underline-width="auto" style:text-underline-color="font-color"/>
    </style:style>
    <style:style style:name="ce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1" style:font-name-asian="Calibri1" style:font-name-complex="Calibri1"/>
    </style:style>
    <style:style style:name="T1" style:family="text">
      <style:text-properties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barcodePoi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1012" table:default-cell-style-name="ce1"/>
        <table:table-column table:style-name="co11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Orientation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office:value-type="string">
            <text:p>Notes</text:p>
          </table:table-cell>
          <table:table-cell table:number-columns-repeated="1015"/>
        </table:table-row>
        <table:table-row table:style-name="ro1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office:value-type="string">
            <text:p>msoxl:=(B2*0.0328)</text:p>
          </table:table-cell>
          <table:table-cell office:value-type="string">
            <text:p>msoxl:=(1440-C2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5">http://www.cs.rit.edu/~robotlab/Office3675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1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office:value-type="string">
            <text:p>msoxl:=(B3*0.0328)</text:p>
          </table:table-cell>
          <table:table-cell office:value-type="string">
            <text:p>msoxl:=(1440-C3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3">http://www.cs.rit.edu/~robotlab/Office3673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1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office:value-type="string">
            <text:p>msoxl:=(B4*0.0328)</text:p>
          </table:table-cell>
          <table:table-cell office:value-type="string">
            <text:p>msoxl:=(1440-C4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1">http://www.cs.rit.edu/~robotlab/Office3671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1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office:value-type="string">
            <text:p>msoxl:=(B5*0.0328)</text:p>
          </table:table-cell>
          <table:table-cell office:value-type="string">
            <text:p>msoxl:=(1440-C5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69">http://www.cs.rit.edu/~robotlab/Office3669</text:a></text:p>
          </table:table-cell>
          <table:table-cell table:style-name="ce8" office:value-type="string">
            <text:p><text:a xlink:href="http://www.cs.rit.edu/~tmh">http://www.cs.rit.edu/~tmh</text:a></text:p>
          </table:table-cell>
          <table:table-cell table:number-columns-repeated="1016"/>
        </table:table-row>
        <table:table-row table:style-name="ro1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office:value-type="string">
            <text:p>msoxl:=(B6*0.0328)</text:p>
          </table:table-cell>
          <table:table-cell office:value-type="string">
            <text:p>msoxl:=(1440-C6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9">http://www.cs.rit.edu/~robotlab/Office3659</text:a></text:p>
          </table:table-cell>
          <table:table-cell office:value-type="string">
            <text:p><text:a xlink:href="http://www.cs.rit.edu/~jsb">http://www.cs.rit.edu/~jsb</text:a></text:p>
          </table:table-cell>
          <table:table-cell table:number-columns-repeated="1016"/>
        </table:table-row>
        <table:table-row table:style-name="ro1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office:value-type="string">
            <text:p>msoxl:=(B7*0.0328)</text:p>
          </table:table-cell>
          <table:table-cell office:value-type="string">
            <text:p>msoxl:=(1440-C7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7">http://www.cs.rit.edu/~robotlab/Office3657</text:a></text:p>
          </table:table-cell>
          <table:table-cell office:value-type="string">
            <text:p><text:a xlink:href="http://www.cs.rit.edu/~spr">http://www.cs.rit.edu/~spr</text:a></text:p>
          </table:table-cell>
          <table:table-cell table:number-columns-repeated="1016"/>
        </table:table-row>
        <table:table-row table:style-name="ro1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office:value-type="string">
            <text:p>msoxl:=(B8*0.0328)</text:p>
          </table:table-cell>
          <table:table-cell office:value-type="string">
            <text:p>msoxl:=(1440-C8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5">http://www.cs.rit.edu/~robotlab/Office3655</text:a></text:p>
          </table:table-cell>
          <table:table-cell office:value-type="string">
            <text:p><text:a xlink:href="http://www.cs.rit.edu/~xl">http://www.cs.rit.edu/~xl</text:a></text:p>
          </table:table-cell>
          <table:table-cell table:number-columns-repeated="1016"/>
        </table:table-row>
        <table:table-row table:style-name="ro1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office:value-type="string">
            <text:p>msoxl:=(B9*0.0328)</text:p>
          </table:table-cell>
          <table:table-cell office:value-type="string">
            <text:p>msoxl:=(1440-C9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1">http://www.cs.rit.edu/~robotlab/Office3651</text:a></text:p>
          </table:table-cell>
          <table:table-cell office:value-type="string">
            <text:p><text:a xlink:href="http://www.cs.rit.edu/~zjb">http://www.cs.rit.edu/~zjb</text:a></text:p>
          </table:table-cell>
          <table:table-cell table:number-columns-repeated="1016"/>
        </table:table-row>
        <table:table-row table:style-name="ro1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office:value-type="string">
            <text:p>msoxl:=(B10*0.0328)</text:p>
          </table:table-cell>
          <table:table-cell office:value-type="string">
            <text:p>msoxl:=(1440-C10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7">http://www.cs.rit.edu/~robotlab/Office3647</text:a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1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office:value-type="string">
            <text:p>msoxl:=(B11*0.0328)</text:p>
          </table:table-cell>
          <table:table-cell office:value-type="string">
            <text:p>msoxl:=(1440-C11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5">http://www.cs.rit.edu/~robotlab/Office3645</text:a></text:p>
          </table:table-cell>
          <table:table-cell office:value-type="string">
            <text:p><text:a xlink:href="http://www.cs.rit.edu/~ib">http://www.cs.rit.edu/~ib</text:a></text:p>
          </table:table-cell>
          <table:table-cell table:number-columns-repeated="1016"/>
        </table:table-row>
        <table:table-row table:style-name="ro1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office:value-type="string">
            <text:p>msoxl:=(B12*0.0328)</text:p>
          </table:table-cell>
          <table:table-cell office:value-type="string">
            <text:p>msoxl:=(1440-C12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7">http://www.cs.rit.edu/~robotlab/Office3637</text:a></text:p>
          </table:table-cell>
          <table:table-cell office:value-type="string">
            <text:p><text:a xlink:href="http://www.cs.rit.edu/~sps">http://www.cs.rit.edu/~sps</text:a></text:p>
          </table:table-cell>
          <table:table-cell table:number-columns-repeated="1016"/>
        </table:table-row>
        <table:table-row table:style-name="ro1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office:value-type="string">
            <text:p>msoxl:=(B13*0.0328)</text:p>
          </table:table-cell>
          <table:table-cell office:value-type="string">
            <text:p>msoxl:=(1440-C13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5">http://www.cs.rit.edu/~robotlab/Office3635</text:a></text:p>
          </table:table-cell>
          <table:table-cell office:value-type="string">
            <text:p><text:a xlink:href="http://www.cs.rit.edu/~ark">http://www.cs.rit.edu/~ark</text:a></text:p>
          </table:table-cell>
          <table:table-cell table:number-columns-repeated="1016"/>
        </table:table-row>
        <table:table-row table:style-name="ro1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office:value-type="string">
            <text:p>msoxl:=(B14*0.0328)</text:p>
          </table:table-cell>
          <table:table-cell office:value-type="string">
            <text:p>msoxl:=(1440-C14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7">http://www.cs.rit.edu/~robotlab/Office3627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1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office:value-type="string">
            <text:p>msoxl:=(B15*0.0328)</text:p>
          </table:table-cell>
          <table:table-cell office:value-type="string">
            <text:p>msoxl:=(1440-C15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5">http://www.cs.rit.edu/~robotlab/Office3625</text:a></text:p>
          </table:table-cell>
          <table:table-cell office:value-type="string">
            <text:p><text:a xlink:href="http://www.cs.rit.edu/~eh">http://www.cs.rit.edu/~eh</text:a></text:p>
          </table:table-cell>
          <table:table-cell table:number-columns-repeated="1016"/>
        </table:table-row>
        <table:table-row table:style-name="ro1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office:value-type="string">
            <text:p>msoxl:=(B16*0.0328)</text:p>
          </table:table-cell>
          <table:table-cell office:value-type="string">
            <text:p>msoxl:=(1440-C16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1">http://www.cs.rit.edu/~robotlab/Office3621</text:a></text:p>
          </table:table-cell>
          <table:table-cell office:value-type="string">
            <text:p>https://www.cs.rit.edu/people/faculty</text:p>
          </table:table-cell>
          <table:table-cell table:number-columns-repeated="1016"/>
        </table:table-row>
        <table:table-row table:style-name="ro1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office:value-type="string">
            <text:p>msoxl:=(B17*0.0328)</text:p>
          </table:table-cell>
          <table:table-cell office:value-type="string">
            <text:p>msoxl:=(1440-C17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9">http://www.cs.rit.edu/~robotlab/Office3619</text:a></text:p>
          </table:table-cell>
          <table:table-cell office:value-type="string">
            <text:p><text:a xlink:href="http://www.cs.rit.edu/~rkr">http://www.cs.rit.edu/~rkr</text:a></text:p>
          </table:table-cell>
          <table:table-cell table:number-columns-repeated="1016"/>
        </table:table-row>
        <table:table-row table:style-name="ro1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office:value-type="string">
            <text:p>msoxl:=(B18*0.0328)</text:p>
          </table:table-cell>
          <table:table-cell office:value-type="string">
            <text:p>msoxl:=(1440-C18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7">http://www.cs.rit.edu/~robotlab/Office3617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1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office:value-type="string">
            <text:p>msoxl:=(B19*0.0328)</text:p>
          </table:table-cell>
          <table:table-cell office:value-type="string">
            <text:p>msoxl:=(1440-C19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5">http://www.cs.rit.edu/~robotlab/Office3615</text:a></text:p>
          </table:table-cell>
          <table:table-cell office:value-type="string">
            <text:p>http://www.cs.rit.edu/~pga/</text:p>
          </table:table-cell>
          <table:table-cell table:number-columns-repeated="1016"/>
        </table:table-row>
        <table:table-row table:style-name="ro1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office:value-type="string">
            <text:p>msoxl:=(B20*0.0328)</text:p>
          </table:table-cell>
          <table:table-cell office:value-type="string">
            <text:p>msoxl:=(1440-C20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5">http://www.cs.rit.edu/~robotlab/Office3575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1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office:value-type="string">
            <text:p>msoxl:=(B21*0.0328)</text:p>
          </table:table-cell>
          <table:table-cell office:value-type="string">
            <text:p>msoxl:=(1440-C21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3">http://www.cs.rit.edu/~robotlab/Office3573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1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office:value-type="string">
            <text:p>msoxl:=(B22*0.0328)</text:p>
          </table:table-cell>
          <table:table-cell office:value-type="string">
            <text:p>msoxl:=(1440-C22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1">http://www.cs.rit.edu/~robotlab/Office3571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1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office:value-type="string">
            <text:p>msoxl:=(B23*0.0328)</text:p>
          </table:table-cell>
          <table:table-cell office:value-type="string">
            <text:p>msoxl:=(1440-C23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69">http://www.cs.rit.edu/~robotlab/Office3569</text:a></text:p>
          </table:table-cell>
          <table:table-cell office:value-type="string">
            <text:p>http://www.rit.edu/emcs/oce/</text:p>
          </table:table-cell>
          <table:table-cell table:number-columns-repeated="1016"/>
        </table:table-row>
        <table:table-row table:style-name="ro1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office:value-type="string">
            <text:p>msoxl:=(B24*0.0328)</text:p>
          </table:table-cell>
          <table:table-cell office:value-type="string">
            <text:p>msoxl:=(1440-C24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9">http://www.cs.rit.edu/~robotlab/Office3559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1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office:value-type="string">
            <text:p>msoxl:=(B25*0.0328)</text:p>
          </table:table-cell>
          <table:table-cell office:value-type="string">
            <text:p>msoxl:=(1440-C25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7">http://www.cs.rit.edu/~robotlab/Office3557</text:a></text:p>
          </table:table-cell>
          <table:table-cell office:value-type="string">
            <text:p><text:a xlink:href="http://www.cs.rit.edu/~mr">http://www.cs.rit.edu/~mr</text:a></text:p>
          </table:table-cell>
          <table:table-cell table:number-columns-repeated="1016"/>
        </table:table-row>
        <table:table-row table:style-name="ro1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office:value-type="string">
            <text:p>msoxl:=(B26*0.0328)</text:p>
          </table:table-cell>
          <table:table-cell office:value-type="string">
            <text:p>msoxl:=(1440-C26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5">http://www.cs.rit.edu/~robotlab/Office3555</text:a></text:p>
          </table:table-cell>
          <table:table-cell office:value-type="string">
            <text:p><text:a xlink:href="http://www.cs.rit.edu/~mtf">http://www.cs.rit.edu/~mtf</text:a></text:p>
          </table:table-cell>
          <table:table-cell table:number-columns-repeated="1016"/>
        </table:table-row>
        <table:table-row table:style-name="ro1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office:value-type="string">
            <text:p>msoxl:=(B27*0.0328)</text:p>
          </table:table-cell>
          <table:table-cell office:value-type="string">
            <text:p>msoxl:=(1440-C27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1">http://www.cs.rit.edu/~robotlab/Office3551</text:a></text:p>
          </table:table-cell>
          <table:table-cell office:value-type="string">
            <text:p><text:a xlink:href="http://www.cs.rit.edu/~rlaz">http://www.cs.rit.edu/~rlaz</text:a></text:p>
          </table:table-cell>
          <table:table-cell table:number-columns-repeated="1016"/>
        </table:table-row>
        <table:table-row table:style-name="ro1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office:value-type="string">
            <text:p>msoxl:=(B28*0.0328)</text:p>
          </table:table-cell>
          <table:table-cell office:value-type="string">
            <text:p>msoxl:=(1440-C28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7">http://www.cs.rit.edu/~robotlab/Office3547</text:a></text:p>
          </table:table-cell>
          <table:table-cell office:value-type="string">
            <text:p><text:a xlink:href="http://www.cs.rit.edu/~jmk">http://www.cs.rit.edu/~jmk</text:a></text:p>
          </table:table-cell>
          <table:table-cell table:number-columns-repeated="1016"/>
        </table:table-row>
        <table:table-row table:style-name="ro1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office:value-type="string">
            <text:p>msoxl:=(B29*0.0328)</text:p>
          </table:table-cell>
          <table:table-cell office:value-type="string">
            <text:p>msoxl:=(1440-C29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5">http://www.cs.rit.edu/~robotlab/Office3545</text:a></text:p>
          </table:table-cell>
          <table:table-cell office:value-type="string">
            <text:p><text:a xlink:href="http://www.cs.rit.edu/~rwd">http://www.cs.rit.edu/~rwd</text:a></text:p>
          </table:table-cell>
          <table:table-cell table:number-columns-repeated="1016"/>
        </table:table-row>
        <table:table-row table:style-name="ro1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office:value-type="string">
            <text:p>msoxl:=(B30*0.0328)</text:p>
          </table:table-cell>
          <table:table-cell office:value-type="string">
            <text:p>msoxl:=(1440-C30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7">http://www.cs.rit.edu/~robotlab/Office3537</text:a></text:p>
          </table:table-cell>
          <table:table-cell office:value-type="string">
            <text:p><text:a xlink:href="http://www.cs.rit.edu/~fxk">http://www.cs.rit.edu/~fxk</text:a></text:p>
          </table:table-cell>
          <table:table-cell table:number-columns-repeated="1016"/>
        </table:table-row>
        <table:table-row table:style-name="ro1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office:value-type="string">
            <text:p>msoxl:=(B31*0.0328)</text:p>
          </table:table-cell>
          <table:table-cell office:value-type="string">
            <text:p>msoxl:=(1440-C31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5">http://www.cs.rit.edu/~robotlab/Office3535</text:a></text:p>
          </table:table-cell>
          <table:table-cell office:value-type="string">
            <text:p><text:a xlink:href="http://www.cs.rit.edu/~bks">http://www.cs.rit.edu/~bks</text:a></text:p>
          </table:table-cell>
          <table:table-cell table:number-columns-repeated="1016"/>
        </table:table-row>
        <table:table-row table:style-name="ro1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office:value-type="string">
            <text:p>msoxl:=(B32*0.0328)</text:p>
          </table:table-cell>
          <table:table-cell office:value-type="string">
            <text:p>msoxl:=(1440-C32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7">http://www.cs.rit.edu/~robotlab/Office3527</text:a></text:p>
          </table:table-cell>
          <table:table-cell office:value-type="string">
            <text:p><text:a xlink:href="http://www.cs.rit.edu/~jmg">http://www.cs.rit.edu/~jmg</text:a></text:p>
          </table:table-cell>
          <table:table-cell table:number-columns-repeated="1016"/>
        </table:table-row>
        <table:table-row table:style-name="ro1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office:value-type="string">
            <text:p>msoxl:=(B33*0.0328)</text:p>
          </table:table-cell>
          <table:table-cell office:value-type="string">
            <text:p>msoxl:=(1440-C33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5">http://www.cs.rit.edu/~robotlab/Office3525</text:a></text:p>
          </table:table-cell>
          <table:table-cell office:value-type="string">
            <text:p><text:a xlink:href="http://www.cs.rit.edu/~atd">http://www.cs.rit.edu/~atd</text:a></text:p>
          </table:table-cell>
          <table:table-cell table:number-columns-repeated="1016"/>
        </table:table-row>
        <table:table-row table:style-name="ro1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office:value-type="string">
            <text:p>msoxl:=(B34*0.0328)</text:p>
          </table:table-cell>
          <table:table-cell office:value-type="string">
            <text:p>msoxl:=(1440-C34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1">http://www.cs.rit.edu/~robotlab/Office3521</text:a></text:p>
          </table:table-cell>
          <table:table-cell office:value-type="string">
            <text:p><text:a xlink:href="http://www.cs.rit.edu/~lr">http://www.cs.rit.edu/~lr</text:a></text:p>
          </table:table-cell>
          <table:table-cell table:number-columns-repeated="1016"/>
        </table:table-row>
        <table:table-row table:style-name="ro1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office:value-type="string">
            <text:p>msoxl:=(B35*0.0328)</text:p>
          </table:table-cell>
          <table:table-cell office:value-type="string">
            <text:p>msoxl:=(1440-C35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9">http://www.cs.rit.edu/~robotlab/Office3519</text:a></text:p>
          </table:table-cell>
          <table:table-cell office:value-type="string">
            <text:p><text:a xlink:href="http://www.cs.rit.edu/~cmh">http://www.cs.rit.edu/~cmh</text:a></text:p>
          </table:table-cell>
          <table:table-cell table:number-columns-repeated="1016"/>
        </table:table-row>
        <table:table-row table:style-name="ro1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office:value-type="string">
            <text:p>msoxl:=(B36*0.0328)</text:p>
          </table:table-cell>
          <table:table-cell office:value-type="string">
            <text:p>msoxl:=(1440-C36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7">http://www.cs.rit.edu/~robotlab/Office3517</text:a></text:p>
          </table:table-cell>
          <table:table-cell office:value-type="string">
            <text:p><text:a xlink:href="http://www.cs.rit.edu/~rjb">http://www.cs.rit.edu/~rjb</text:a></text:p>
          </table:table-cell>
          <table:table-cell table:number-columns-repeated="1016"/>
        </table:table-row>
        <table:table-row table:style-name="ro1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office:value-type="string">
            <text:p>msoxl:=(B37*0.0328)</text:p>
          </table:table-cell>
          <table:table-cell office:value-type="string">
            <text:p>msoxl:=(1440-C37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5">http://www.cs.rit.edu/~robotlab/Office3515</text:a></text:p>
          </table:table-cell>
          <table:table-cell office:value-type="string">
            <text:p><text:a xlink:href="http://www.cs.rit.edu/~jeh">http://www.cs.rit.edu/~jeh</text:a></text:p>
          </table:table-cell>
          <table:table-cell table:number-columns-repeated="1016"/>
        </table:table-row>
        <table:table-row table:style-name="ro1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office:value-type="string">
            <text:p>msoxl:=(B38*0.0328)</text:p>
          </table:table-cell>
          <table:table-cell office:value-type="string">
            <text:p>msoxl:=(1440-C38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1">http://www.cs.rit.edu/~robotlab/Office3511</text:a></text:p>
          </table:table-cell>
          <table:table-cell office:value-type="string">
            <text:p><text:a xlink:href="http://www.cs.rit.edu/~paw">http://www.cs.rit.edu/~paw</text:a></text:p>
          </table:table-cell>
          <table:table-cell table:number-columns-repeated="1016"/>
        </table:table-row>
        <table:table-row table:style-name="ro1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office:value-type="string">
            <text:p>msoxl:=(B39*0.0328)</text:p>
          </table:table-cell>
          <table:table-cell office:value-type="string">
            <text:p>msoxl:=(1440-C39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09">http://www.cs.rit.edu/~robotlab/Office3509</text:a></text:p>
          </table:table-cell>
          <table:table-cell office:value-type="string">
            <text:p><text:a xlink:href="http://www.cs.rit.edu/~anh">http://www.cs.rit.edu/~anh</text:a></text:p>
          </table:table-cell>
          <table:table-cell table:number-columns-repeated="1016"/>
        </table:table-row>
        <table:table-row table:style-name="ro1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office:value-type="string">
            <text:p>msoxl:=(B40*0.0328)</text:p>
          </table:table-cell>
          <table:table-cell office:value-type="string">
            <text:p>msoxl:=(1440-C40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NDLab">http://www.cs.rit.edu/~robotlab/RNDLab</text:a></text:p>
          </table:table-cell>
          <table:table-cell office:value-type="string">
            <text:p><text:a xlink:href="http://www.cs.rit.edu/~robotlab">http://www.cs.rit.edu/~robotlab</text:a></text:p>
          </table:table-cell>
          <table:table-cell table:number-columns-repeated="1016"/>
        </table:table-row>
        <table:table-row table:style-name="ro1">
          <table:table-cell office:value-type="string">
            <text:p>ICL1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office:value-type="string">
            <text:p>msoxl:=(B41*0.0328)</text:p>
          </table:table-cell>
          <table:table-cell office:value-type="string">
            <text:p>msoxl:=(1440-C41)*0.0328</text:p>
          </table:table-cell>
          <table:table-cell office:value-type="string">
            <text:p>N</text:p>
          </table:table-cell>
          <table:table-cell office:value-type="string">
            <text:p>http://www.cs.rit.edu/~robotlab/ICL1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office:value-type="string">
            <text:p>ICL2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office:value-type="string">
            <text:p>msoxl:=(B42*0.0328)</text:p>
          </table:table-cell>
          <table:table-cell office:value-type="string">
            <text:p>msoxl:=(1440-C42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2">http://www.cs.rit.edu/~robotlab/ICL2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StudentCenter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office:value-type="string">
            <text:p>msoxl:=(B43*0.0328)</text:p>
          </table:table-cell>
          <table:table-cell office:value-type="string">
            <text:p>msoxl:=(1440-C43)*0.0328</text:p>
          </table:table-cell>
          <table:table-cell office:value-type="string">
            <text:p>S</text:p>
          </table:table-cell>
          <table:table-cell table:style-name="ce5" office:value-type="string">
            <text:p><text:span text:style-name="T1"><text:a xlink:href="http://www.cs.rit.edu/~robotlab/StudentCenter">http://www.cs.rit.edu/~robotlab/StudentCenter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1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office:value-type="string">
            <text:p>msoxl:=(B44*0.0328)</text:p>
          </table:table-cell>
          <table:table-cell office:value-type="string">
            <text:p>msoxl:=(1440-C44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4">http://www.cs.rit.edu/~robotlab/ICL4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1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office:value-type="string">
            <text:p>msoxl:=(B45*0.0328)</text:p>
          </table:table-cell>
          <table:table-cell office:value-type="string">
            <text:p>msoxl:=(1440-C45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5">http://www.cs.rit.edu/~robotlab/ICL5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1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office:value-type="string">
            <text:p>msoxl:=(B46*0.0328)</text:p>
          </table:table-cell>
          <table:table-cell office:value-type="string">
            <text:p>msoxl:=(1440-C46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6">http://www.cs.rit.edu/~robotlab/ICL6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1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office:value-type="string">
            <text:p>msoxl:=(B47*0.0328)</text:p>
          </table:table-cell>
          <table:table-cell office:value-type="string">
            <text:p>msoxl:=(1440-C47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PatternLab">http://www.cs.rit.edu/~robotlab/PatternLab</text:a></text:p>
          </table:table-cell>
          <table:table-cell office:value-type="string">
            <text:p><text:a xlink:href="http://www.cs.rit.edu/~dprl">http://www.cs.rit.edu/~dprl</text:a></text:p>
          </table:table-cell>
          <table:table-cell table:number-columns-repeated="1016"/>
        </table:table-row>
        <table:table-row table:style-name="ro1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office:value-type="string">
            <text:p>msoxl:=(B48*0.0328)</text:p>
          </table:table-cell>
          <table:table-cell office:value-type="string">
            <text:p>msoxl:=(1440-C48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DistribLab">http://www.cs.rit.edu/~robotlab/DistribLab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1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office:value-type="string">
            <text:p>msoxl:=(B49*0.0328)</text:p>
          </table:table-cell>
          <table:table-cell office:value-type="string">
            <text:p>msoxl:=(1440-C49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phicsLab">http://www.cs.rit.edu/~robotlab/GraphicsLab</text:a></text:p>
          </table:table-cell>
          <table:table-cell office:value-type="string">
            <text:p><text:a xlink:href="http://www.cs.rit.edu/~graphics">http://www.cs.rit.edu/~graphics</text:a></text:p>
          </table:table-cell>
          <table:table-cell table:number-columns-repeated="1016"/>
        </table:table-row>
        <table:table-row table:style-name="ro1">
          <table:table-cell office:value-type="string">
            <text:p>ICL3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office:value-type="string">
            <text:p>msoxl:=(B50*0.0328)</text:p>
          </table:table-cell>
          <table:table-cell office:value-type="string">
            <text:p>msoxl:=(1440-C50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ICL3">http://www.cs.rit.edu/~robotlab/ICL3</text:a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1">
          <table:table-cell office:value-type="string">
            <text:p>CSOffice</text:p>
          </table:table-cell>
          <table:table-cell office:value-type="float" office:value="3267">
            <text:p>3267</text:p>
          </table:table-cell>
          <table:table-cell office:value-type="float" office:value="974">
            <text:p>974</text:p>
          </table:table-cell>
          <table:table-cell office:value-type="string">
            <text:p>msoxl:=(B51*0.0328)</text:p>
          </table:table-cell>
          <table:table-cell office:value-type="string">
            <text:p>msoxl:=(1440-C51)*0.0328</text:p>
          </table:table-cell>
          <table:table-cell office:value-type="string">
            <text:p>W</text:p>
          </table:table-cell>
          <table:table-cell office:value-type="string">
            <text:p>http://www.cs.rit.edu/~robotlab/CSOffice</text:p>
          </table:table-cell>
          <table:table-cell office:value-type="string">
            <text:p>http://www.cs.rit.edu/</text:p>
          </table:table-cell>
          <table:table-cell table:number-columns-repeated="1016"/>
        </table:table-row>
        <table:table-row table:style-name="ro1">
          <table:table-cell office:value-type="string">
            <text:p>Class3000</text:p>
          </table:table-cell>
          <table:table-cell office:value-type="float" office:value="3267">
            <text:p>3267</text:p>
          </table:table-cell>
          <table:table-cell office:value-type="float" office:value="693">
            <text:p>693</text:p>
          </table:table-cell>
          <table:table-cell office:value-type="string">
            <text:p>msoxl:=(B52*0.0328)</text:p>
          </table:table-cell>
          <table:table-cell office:value-type="string">
            <text:p>msoxl:=(1440-C52)*0.0328</text:p>
          </table:table-cell>
          <table:table-cell office:value-type="string">
            <text:p>W</text:p>
          </table:table-cell>
          <table:table-cell table:style-name="ce7" office:value-type="string">
            <text:p>http://www.cs.rit.edu/~robotlab/Class3000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1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office:value-type="string">
            <text:p>msoxl:=(B53*0.0328)</text:p>
          </table:table-cell>
          <table:table-cell office:value-type="string">
            <text:p>msoxl:=(1440-C53)*0.0328</text:p>
          </table:table-cell>
          <table:table-cell office:value-type="string">
            <text:p>N</text:p>
          </table:table-cell>
          <table:table-cell table:style-name="ce7" office:value-type="string">
            <text:p><text:a xlink:href="http://www.cs.rit.edu/~robotlab/Class3510">http://www.cs.rit.edu/~robotlab/Class3510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1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office:value-type="string">
            <text:p>msoxl:=(B54*0.0328)</text:p>
          </table:table-cell>
          <table:table-cell office:value-type="string">
            <text:p>msoxl:=(1440-C54)*0.0328</text:p>
          </table:table-cell>
          <table:table-cell office:value-type="string">
            <text:p>N</text:p>
          </table:table-cell>
          <table:table-cell table:style-name="ce7" office:value-type="string">
            <text:p><text:a xlink:href="http://www.cs.rit.edu/~robotlab/Class3560">http://www.cs.rit.edu/~robotlab/Class3560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1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office:value-type="string">
            <text:p>msoxl:=(B55*0.0328)</text:p>
          </table:table-cell>
          <table:table-cell office:value-type="string">
            <text:p>msoxl:=(1440-C55)*0.0328</text:p>
          </table:table-cell>
          <table:table-cell office:value-type="string">
            <text:p>S</text:p>
          </table:table-cell>
          <table:table-cell table:style-name="ce7" office:value-type="string">
            <text:p><text:a xlink:href="http://www.cs.rit.edu/~robotlab/Class3690">http://www.cs.rit.edu/~robotlab/Class3690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1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93">
            <text:p>693</text:p>
          </table:table-cell>
          <table:table-cell office:value-type="string">
            <text:p>msoxl:=(B56*0.0328)</text:p>
          </table:table-cell>
          <table:table-cell office:value-type="string">
            <text:p>msoxl:=(1440-C56)*0.0328</text:p>
          </table:table-cell>
          <table:table-cell office:value-type="string">
            <text:p>E</text:p>
          </table:table-cell>
          <table:table-cell office:value-type="string">
            <text:p>http://www.cs.rit.edu/~robotlab/ComputerVisionLab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office:value-type="string">
            <text:p>BreakOutRoom4</text:p>
          </table:table-cell>
          <table:table-cell office:value-type="float" office:value="601">
            <text:p>601</text:p>
          </table:table-cell>
          <table:table-cell office:value-type="float" office:value="738">
            <text:p>738</text:p>
          </table:table-cell>
          <table:table-cell office:value-type="string">
            <text:p>msoxl:=(B57*0.0328)</text:p>
          </table:table-cell>
          <table:table-cell office:value-type="string">
            <text:p>msoxl:=(1440-C57)*0.0328</text:p>
          </table:table-cell>
          <table:table-cell office:value-type="string">
            <text:p>W</text:p>
          </table:table-cell>
          <table:table-cell office:value-type="string">
            <text:p>http://www.cs.rit.edu/~robotlab/BreakOutRoom4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office:value-type="string">
            <text:p>BreakOutRoom3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office:value-type="string">
            <text:p>msoxl:=(B58*0.0328)</text:p>
          </table:table-cell>
          <table:table-cell office:value-type="string">
            <text:p>msoxl:=(1440-C58)*0.0328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3">http://www.cs.rit.edu/~robotlab/BreakOutRoom3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office:value-type="string">
            <text:p>BreakOutRoom2</text:p>
          </table:table-cell>
          <table:table-cell office:value-type="float" office:value="602">
            <text:p>602</text:p>
          </table:table-cell>
          <table:table-cell office:value-type="float" office:value="496">
            <text:p>496</text:p>
          </table:table-cell>
          <table:table-cell office:value-type="string">
            <text:p>msoxl:=(B59*0.0328)</text:p>
          </table:table-cell>
          <table:table-cell office:value-type="string">
            <text:p>msoxl:=(1440-C59)*0.0328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2">http://www.cs.rit.edu/~robotlab/BreakOutRoom2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office:value-type="string">
            <text:p>Room3441</text:p>
          </table:table-cell>
          <table:table-cell office:value-type="float" office:value="2232">
            <text:p>2232</text:p>
          </table:table-cell>
          <table:table-cell office:value-type="float" office:value="652">
            <text:p>652</text:p>
          </table:table-cell>
          <table:table-cell office:value-type="string">
            <text:p>msoxl:=(B60*0.0328)</text:p>
          </table:table-cell>
          <table:table-cell office:value-type="string">
            <text:p>msoxl:=(1440-C60)*0.032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441">http://www.cs.rit.edu/~robotlab/Room3441</text:a></text:p>
          </table:table-cell>
          <table:table-cell office:value-type="string">
            <text:p>https://www.cs.rit.edu/resources/computing/admins</text:p>
          </table:table-cell>
          <table:table-cell table:number-columns-repeated="1016"/>
        </table:table-row>
        <table:table-row table:style-name="ro1">
          <table:table-cell office:value-type="string">
            <text:p>Room3440</text:p>
          </table:table-cell>
          <table:table-cell office:value-type="float" office:value="2288">
            <text:p>2288</text:p>
          </table:table-cell>
          <table:table-cell office:value-type="float" office:value="724">
            <text:p>724</text:p>
          </table:table-cell>
          <table:table-cell office:value-type="string">
            <text:p>msoxl:=(B61*0.0328)</text:p>
          </table:table-cell>
          <table:table-cell office:value-type="string">
            <text:p>msoxl:=(1440-C61)*0.0328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Room3440">http://www.cs.rit.edu/~robotlab/Room3440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office:value-type="string">
            <text:p>Room3430</text:p>
          </table:table-cell>
          <table:table-cell office:value-type="float" office:value="2512">
            <text:p>2512</text:p>
          </table:table-cell>
          <table:table-cell office:value-type="float" office:value="320">
            <text:p>320</text:p>
          </table:table-cell>
          <table:table-cell office:value-type="string">
            <text:p>msoxl:=(B62*0.0328)</text:p>
          </table:table-cell>
          <table:table-cell office:value-type="string">
            <text:p>msoxl:=(1440-C62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oom3430">http://www.cs.rit.edu/~robotlab/Room3430</text:a></text:p>
          </table:table-cell>
          <table:table-cell office:value-type="string">
            <text:p>https://www.cs.rit.edu/resources/computing/admins</text:p>
          </table:table-cell>
          <table:table-cell table:number-columns-repeated="1016"/>
        </table:table-row>
        <table:table-row table:style-name="ro1">
          <table:table-cell office:value-type="string">
            <text:p>Room3684</text:p>
          </table:table-cell>
          <table:table-cell office:value-type="float" office:value="537">
            <text:p>537</text:p>
          </table:table-cell>
          <table:table-cell office:value-type="float" office:value="760">
            <text:p>760</text:p>
          </table:table-cell>
          <table:table-cell office:value-type="string">
            <text:p>msoxl:=(B63*0.0328)</text:p>
          </table:table-cell>
          <table:table-cell office:value-type="string">
            <text:p>msoxl:=(1440-C63)*0.032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4">http://www.cs.rit.edu/~robotlab/Room3684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office:value-type="string">
            <text:p>Room3688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office:value-type="string">
            <text:p>msoxl:=(B64*0.0328)</text:p>
          </table:table-cell>
          <table:table-cell office:value-type="string">
            <text:p>msoxl:=(1440-C64)*0.032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8">http://www.cs.rit.edu/~robotlab/Room3688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1">
          <table:table-cell office:value-type="string">
            <text:p>Room113</text:p>
          </table:table-cell>
          <table:table-cell office:value-type="float" office:value="3145">
            <text:p>3145</text:p>
          </table:table-cell>
          <table:table-cell office:value-type="float" office:value="233">
            <text:p>233</text:p>
          </table:table-cell>
          <table:table-cell office:value-type="string">
            <text:p>msoxl:=(B65*0.0328)</text:p>
          </table:table-cell>
          <table:table-cell office:value-type="string">
            <text:p>msoxl:=(1440-C65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113">http://www.cs.rit.edu/~robotlab/Room113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office:value-type="string">
            <text:p>Room595</text:p>
          </table:table-cell>
          <table:table-cell office:value-type="float" office:value="2576">
            <text:p>2576</text:p>
          </table:table-cell>
          <table:table-cell office:value-type="float" office:value="950">
            <text:p>950</text:p>
          </table:table-cell>
          <table:table-cell office:value-type="string">
            <text:p>msoxl:=(B66*0.0328)</text:p>
          </table:table-cell>
          <table:table-cell office:value-type="string">
            <text:p>msoxl:=(1440-C66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595">http://www.cs.rit.edu/~robotlab/Room595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office:value-type="string">
            <text:p>Room4000</text:p>
          </table:table-cell>
          <table:table-cell office:value-type="float" office:value="2674">
            <text:p>2674</text:p>
          </table:table-cell>
          <table:table-cell office:value-type="float" office:value="950">
            <text:p>950</text:p>
          </table:table-cell>
          <table:table-cell office:value-type="string">
            <text:p>msoxl:=(B67*0.0328)</text:p>
          </table:table-cell>
          <table:table-cell office:value-type="string">
            <text:p>msoxl:=(1440-C67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4000">http://www.cs.rit.edu/~robotlab/Room4000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office:value-type="string">
            <text:p>TestRobotLab1</text:p>
          </table:table-cell>
          <table:table-cell office:value-type="float" office:value="2616">
            <text:p>2616</text:p>
          </table:table-cell>
          <table:table-cell office:value-type="float" office:value="435">
            <text:p>435</text:p>
          </table:table-cell>
          <table:table-cell office:value-type="string">
            <text:p>msoxl:=(B68*0.0328)</text:p>
          </table:table-cell>
          <table:table-cell office:value-type="string">
            <text:p>msoxl:=(1440-C68)*0.0328</text:p>
          </table:table-cell>
          <table:table-cell office:value-type="string">
            <text:p>E</text:p>
          </table:table-cell>
          <table:table-cell table:style-name="ce1" office:value-type="string">
            <text:p><text:a xlink:href="http://www.cs.rit.edu/~robotlab/TestRobotLab1">http://www.cs.rit.edu/~robotlab/TestRobotLab1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TestRobotLab2</text:p>
          </table:table-cell>
          <table:table-cell office:value-type="float" office:value="2795">
            <text:p>2795</text:p>
          </table:table-cell>
          <table:table-cell office:value-type="float" office:value="438">
            <text:p>438</text:p>
          </table:table-cell>
          <table:table-cell office:value-type="string">
            <text:p>msoxl:=(B69*0.0328)</text:p>
          </table:table-cell>
          <table:table-cell office:value-type="string">
            <text:p>msoxl:=(1440-C69)*0.0328</text:p>
          </table:table-cell>
          <table:table-cell office:value-type="string">
            <text:p>W</text:p>
          </table:table-cell>
          <table:table-cell office:value-type="string">
            <text:p>http://www.cs.rit.edu/~robotlab/TestRobotLab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>
            <text:p>Stair2OppNorthRight</text:p>
          </table:table-cell>
          <table:table-cell office:value-type="float" office:value="530">
            <text:p>530</text:p>
          </table:table-cell>
          <table:table-cell office:value-type="float" office:value="328">
            <text:p>328</text:p>
          </table:table-cell>
          <table:table-cell office:value-type="string">
            <text:p>msoxl:=(B70*0.0328)</text:p>
          </table:table-cell>
          <table:table-cell office:value-type="string">
            <text:p>msoxl:=(1440-C70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Stair2OppNorthRight">http://www.cs.rit.edu/~robotlab/Stair2OppNorthRight</text:a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itchen3572OppEastTop</text:p>
          </table:table-cell>
          <table:table-cell office:value-type="float" office:value="540">
            <text:p>540</text:p>
          </table:table-cell>
          <table:table-cell office:value-type="float" office:value="338">
            <text:p>338</text:p>
          </table:table-cell>
          <table:table-cell office:value-type="string">
            <text:p>msoxl:=(B71*0.0328)</text:p>
          </table:table-cell>
          <table:table-cell office:value-type="string">
            <text:p>msoxl:=(1440-C71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Kitchen3572OppEastTop">http://www.cs.rit.edu/~robotlab/Kitchen3572OppEastTop</text:a></text:p>
          </table:table-cell>
          <table:table-cell table:number-columns-repeated="1017"/>
        </table:table-row>
        <table:table-row table:style-name="ro1">
          <table:table-cell office:value-type="string">
            <text:p>Ofc3675OppSouthRight</text:p>
          </table:table-cell>
          <table:table-cell office:value-type="float" office:value="528">
            <text:p>528</text:p>
          </table:table-cell>
          <table:table-cell office:value-type="float" office:value="950">
            <text:p>950</text:p>
          </table:table-cell>
          <table:table-cell office:value-type="string">
            <text:p>msoxl:=(B72*0.0328)</text:p>
          </table:table-cell>
          <table:table-cell office:value-type="string">
            <text:p>msoxl:=(1440-C72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Ofc3675OppSouthRight">http://www.cs.rit.edu/~robotlab/Ofc3675OppSouthRight</text:a></text:p>
          </table:table-cell>
          <table:table-cell table:number-columns-repeated="1017"/>
        </table:table-row>
        <table:table-row table:style-name="ro1">
          <table:table-cell office:value-type="string">
            <text:p>BreakOut5OppEastBottom</text:p>
          </table:table-cell>
          <table:table-cell office:value-type="float" office:value="539">
            <text:p>539</text:p>
          </table:table-cell>
          <table:table-cell office:value-type="float" office:value="939">
            <text:p>939</text:p>
          </table:table-cell>
          <table:table-cell office:value-type="string">
            <text:p>msoxl:=(B73*0.0328)</text:p>
          </table:table-cell>
          <table:table-cell office:value-type="string">
            <text:p>msoxl:=(1440-C73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BreakOut5OppEastBottom">http://www.cs.rit.edu/~robotlab/BreakOut5OppEastBottom</text:a></text:p>
          </table:table-cell>
          <table:table-cell table:number-columns-repeated="1017"/>
        </table:table-row>
        <table:table-row table:style-name="ro1">
          <table:table-cell office:value-type="string">
            <text:p>Breakout5WestMid</text:p>
          </table:table-cell>
          <table:table-cell office:value-type="float" office:value="603">
            <text:p>603</text:p>
          </table:table-cell>
          <table:table-cell office:value-type="float" office:value="877">
            <text:p>877</text:p>
          </table:table-cell>
          <table:table-cell office:value-type="string">
            <text:p>msoxl:=(B74*0.0328)</text:p>
          </table:table-cell>
          <table:table-cell office:value-type="string">
            <text:p>msoxl:=(1440-C74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Breakout5WestMid">http://www.cs.rit.edu/~robotlab/Breakout5WestMid</text:a></text:p>
          </table:table-cell>
          <table:table-cell table:number-columns-repeated="1017"/>
        </table:table-row>
        <table:table-row table:style-name="ro1">
          <table:table-cell office:value-type="string">
            <text:p>Kitchen3572Gate</text:p>
          </table:table-cell>
          <table:table-cell office:value-type="float" office:value="604">
            <text:p>604</text:p>
          </table:table-cell>
          <table:table-cell office:value-type="float" office:value="421">
            <text:p>421</text:p>
          </table:table-cell>
          <table:table-cell office:value-type="string">
            <text:p>msoxl:=(B75*0.0328)</text:p>
          </table:table-cell>
          <table:table-cell office:value-type="string">
            <text:p>msoxl:=(1440-C75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Kitchen3572Gate">http://www.cs.rit.edu/~robotlab/Kitchen3572Gate</text:a></text:p>
          </table:table-cell>
          <table:table-cell table:number-columns-repeated="1017"/>
        </table:table-row>
        <table:table-row table:style-name="ro1">
          <table:table-cell office:value-type="string">
            <text:p>Breakout1Gate</text:p>
          </table:table-cell>
          <table:table-cell office:value-type="float" office:value="732">
            <text:p>732</text:p>
          </table:table-cell>
          <table:table-cell office:value-type="float" office:value="326">
            <text:p>326</text:p>
          </table:table-cell>
          <table:table-cell office:value-type="string">
            <text:p>msoxl:=(B76*0.0328)</text:p>
          </table:table-cell>
          <table:table-cell office:value-type="string">
            <text:p>msoxl:=(1440-C76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Breakout1Gate">http://www.cs.rit.edu/~robotlab/Breakout1Gate</text:a></text:p>
          </table:table-cell>
          <table:table-cell table:number-columns-repeated="1017"/>
        </table:table-row>
        <table:table-row table:style-name="ro1">
          <table:table-cell office:value-type="string">
            <text:p>Breakout5Gate</text:p>
          </table:table-cell>
          <table:table-cell office:value-type="float" office:value="730">
            <text:p>730</text:p>
          </table:table-cell>
          <table:table-cell office:value-type="float" office:value="953">
            <text:p>953</text:p>
          </table:table-cell>
          <table:table-cell office:value-type="string">
            <text:p>msoxl:=(B77*0.0328)</text:p>
          </table:table-cell>
          <table:table-cell office:value-type="string">
            <text:p>msoxl:=(1440-C77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Breakout5Gate">http://www.cs.rit.edu/~robotlab/Breakout5Gate</text:a></text:p>
          </table:table-cell>
          <table:table-cell table:number-columns-repeated="1017"/>
        </table:table-row>
        <table:table-row table:style-name="ro1">
          <table:table-cell office:value-type="string">
            <text:p>Class3435N</text:p>
          </table:table-cell>
          <table:table-cell office:value-type="float" office:value="2841">
            <text:p>2841</text:p>
          </table:table-cell>
          <table:table-cell office:value-type="float" office:value="1015">
            <text:p>1015</text:p>
          </table:table-cell>
          <table:table-cell office:value-type="string">
            <text:p>msoxl:=(B78*0.0328)</text:p>
          </table:table-cell>
          <table:table-cell office:value-type="string">
            <text:p>msoxl:=(1440-C78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35N">http://www.cs.rit.edu/~robotlab/Class3435N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Class3435S</text:p>
          </table:table-cell>
          <table:table-cell office:value-type="float" office:value="2613">
            <text:p>2613</text:p>
          </table:table-cell>
          <table:table-cell office:value-type="float" office:value="1015">
            <text:p>1015</text:p>
          </table:table-cell>
          <table:table-cell office:value-type="string">
            <text:p>msoxl:=(B79*0.0328)</text:p>
          </table:table-cell>
          <table:table-cell office:value-type="string">
            <text:p>msoxl:=(1440-C79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35S">http://www.cs.rit.edu/~robotlab/Class3435S</text:a>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>
            <text:p>Class3445</text:p>
          </table:table-cell>
          <table:table-cell office:value-type="float" office:value="2358">
            <text:p>2358</text:p>
          </table:table-cell>
          <table:table-cell office:value-type="float" office:value="1014">
            <text:p>1014</text:p>
          </table:table-cell>
          <table:table-cell office:value-type="string">
            <text:p>msoxl:=(B80*0.0328)</text:p>
          </table:table-cell>
          <table:table-cell office:value-type="string">
            <text:p>msoxl:=(1440-C80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45">http://www.cs.rit.edu/~robotlab/Class3445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Class3455</text:p>
          </table:table-cell>
          <table:table-cell office:value-type="float" office:value="2106">
            <text:p>2106</text:p>
          </table:table-cell>
          <table:table-cell office:value-type="float" office:value="1014">
            <text:p>1014</text:p>
          </table:table-cell>
          <table:table-cell office:value-type="string">
            <text:p>msoxl:=(B81*0.0328)</text:p>
          </table:table-cell>
          <table:table-cell office:value-type="string">
            <text:p>msoxl:=(1440-C81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55">http://www.cs.rit.edu/~robotlab/Class3455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Pres3410SouthRight</text:p>
          </table:table-cell>
          <table:table-cell office:value-type="float" office:value="2780">
            <text:p>2780</text:p>
          </table:table-cell>
          <table:table-cell office:value-type="float" office:value="951">
            <text:p>951</text:p>
          </table:table-cell>
          <table:table-cell office:value-type="string">
            <text:p>msoxl:=(B82*0.0328)</text:p>
          </table:table-cell>
          <table:table-cell office:value-type="string">
            <text:p>msoxl:=(1440-C82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Pres3410SouthRight">http://www.cs.rit.edu/~robotlab/Pres3410SouthRight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DSL3600EastBottom</text:p>
          </table:table-cell>
          <table:table-cell office:value-type="float" office:value="2232">
            <text:p>2232</text:p>
          </table:table-cell>
          <table:table-cell office:value-type="float" office:value="939">
            <text:p>939</text:p>
          </table:table-cell>
          <table:table-cell office:value-type="string">
            <text:p>msoxl:=(B83*0.0328)</text:p>
          </table:table-cell>
          <table:table-cell office:value-type="string">
            <text:p>msoxl:=(1440-C83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DSL3600EastBottom">http://www.cs.rit.edu/~robotlab/DSL3600EastBottom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TechArea3450SouthLeft</text:p>
          </table:table-cell>
          <table:table-cell office:value-type="float" office:value="2296">
            <text:p>2296</text:p>
          </table:table-cell>
          <table:table-cell office:value-type="float" office:value="950">
            <text:p>950</text:p>
          </table:table-cell>
          <table:table-cell office:value-type="string">
            <text:p>msoxl:=(B84*0.0328)</text:p>
          </table:table-cell>
          <table:table-cell office:value-type="string">
            <text:p>msoxl:=(1440-C84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TechArea3450SouthLeft">http://www.cs.rit.edu/~robotlab/TechArea3450SouthLeft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Lab3400EastMid</text:p>
          </table:table-cell>
          <table:table-cell office:value-type="float" office:value="2836">
            <text:p>2836</text:p>
          </table:table-cell>
          <table:table-cell office:value-type="float" office:value="638">
            <text:p>638</text:p>
          </table:table-cell>
          <table:table-cell office:value-type="string">
            <text:p>msoxl:=(B85*0.0328)</text:p>
          </table:table-cell>
          <table:table-cell office:value-type="string">
            <text:p>msoxl:=(1440-C85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Lab3400EastMid">http://www.cs.rit.edu/~robotlab/Lab3400EastMid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MacRoom3430NorthLeft</text:p>
          </table:table-cell>
          <table:table-cell office:value-type="float" office:value="2296">
            <text:p>2296</text:p>
          </table:table-cell>
          <table:table-cell office:value-type="float" office:value="326">
            <text:p>326</text:p>
          </table:table-cell>
          <table:table-cell office:value-type="string">
            <text:p>msoxl:=(B86*0.0328)</text:p>
          </table:table-cell>
          <table:table-cell office:value-type="string">
            <text:p>msoxl:=(1440-C86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MacRoom3430NorthLeft">http://www.cs.rit.edu/~robotlab/MacRoom3430NorthLeft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MacRoom3430NorthLeftMid</text:p>
          </table:table-cell>
          <table:table-cell office:value-type="float" office:value="2398">
            <text:p>2398</text:p>
          </table:table-cell>
          <table:table-cell office:value-type="float" office:value="322">
            <text:p>322</text:p>
          </table:table-cell>
          <table:table-cell office:value-type="string">
            <text:p>msoxl:=(B87*0.0328)</text:p>
          </table:table-cell>
          <table:table-cell office:value-type="string">
            <text:p>msoxl:=(1440-C87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MacRoom3430NorthLeftMid">http://www.cs.rit.edu/~robotlab/MacRoom3430NorthLeftMid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MacRoom3430WestTop</text:p>
          </table:table-cell>
          <table:table-cell office:value-type="float" office:value="2287">
            <text:p>2287</text:p>
          </table:table-cell>
          <table:table-cell office:value-type="float" office:value="338">
            <text:p>338</text:p>
          </table:table-cell>
          <table:table-cell office:value-type="string">
            <text:p>msoxl:=(B88*0.0328)</text:p>
          </table:table-cell>
          <table:table-cell office:value-type="string">
            <text:p>msoxl:=(1440-C88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MacRoom3430WestTop">http://www.cs.rit.edu/~robotlab/MacRoom3430WestTop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Lab3500NorthRight</text:p>
          </table:table-cell>
          <table:table-cell office:value-type="float" office:value="2225">
            <text:p>2225</text:p>
          </table:table-cell>
          <table:table-cell office:value-type="float" office:value="327">
            <text:p>327</text:p>
          </table:table-cell>
          <table:table-cell office:value-type="string">
            <text:p>msoxl:=(B89*0.0328)</text:p>
          </table:table-cell>
          <table:table-cell office:value-type="string">
            <text:p>msoxl:=(1440-C89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Lab3500NorthRight">http://www.cs.rit.edu/~robotlab/Lab3500NorthRight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ElevOpp3405</text:p>
          </table:table-cell>
          <table:table-cell office:value-type="float" office:value="2628">
            <text:p>2628</text:p>
          </table:table-cell>
          <table:table-cell office:value-type="float" office:value="233">
            <text:p>233</text:p>
          </table:table-cell>
          <table:table-cell office:value-type="string">
            <text:p>msoxl:=(B90*0.0328)</text:p>
          </table:table-cell>
          <table:table-cell office:value-type="string">
            <text:p>msoxl:=(1440-C90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ElevOpp3405">http://www.cs.rit.edu/~robotlab/ElevOpp3405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Lab3405EastMidMid</text:p>
          </table:table-cell>
          <table:table-cell office:value-type="float" office:value="2782">
            <text:p>2782</text:p>
          </table:table-cell>
          <table:table-cell office:value-type="float" office:value="388">
            <text:p>388</text:p>
          </table:table-cell>
          <table:table-cell office:value-type="string">
            <text:p>msoxl:=(B91*0.0328)</text:p>
          </table:table-cell>
          <table:table-cell office:value-type="string">
            <text:p>msoxl:=(1440-C91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Lab3405EastMidMid">http://www.cs.rit.edu/~robotlab/Lab3405EastMidMid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Pres3410EastMid</text:p>
          </table:table-cell>
          <table:table-cell office:value-type="float" office:value="2793">
            <text:p>2793</text:p>
          </table:table-cell>
          <table:table-cell office:value-type="float" office:value="831">
            <text:p>831</text:p>
          </table:table-cell>
          <table:table-cell office:value-type="string">
            <text:p>msoxl:=(B92*0.0328)</text:p>
          </table:table-cell>
          <table:table-cell office:value-type="string">
            <text:p>msoxl:=(1440-C92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Pres3410EastMid">http://www.cs.rit.edu/~robotlab/Pres3410EastMid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Stor3M17Middle</text:p>
          </table:table-cell>
          <table:table-cell office:value-type="float" office:value="2945">
            <text:p>2945</text:p>
          </table:table-cell>
          <table:table-cell office:value-type="float" office:value="234">
            <text:p>234</text:p>
          </table:table-cell>
          <table:table-cell office:value-type="string">
            <text:p>msoxl:=(B93*0.0328)</text:p>
          </table:table-cell>
          <table:table-cell office:value-type="string">
            <text:p>msoxl:=(1440-C93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Stor3M17Middle">http://www.cs.rit.edu/~robotlab/Stor3M17Middle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RightPillarStair5E</text:p>
          </table:table-cell>
          <table:table-cell office:value-type="float" office:value="3209">
            <text:p>3209</text:p>
          </table:table-cell>
          <table:table-cell office:value-type="float" office:value="342">
            <text:p>342</text:p>
          </table:table-cell>
          <table:table-cell office:value-type="string">
            <text:p>msoxl:=(B94*0.0328)</text:p>
          </table:table-cell>
          <table:table-cell office:value-type="string">
            <text:p>msoxl:=(1440-C94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RightPillarStair5E">http://www.cs.rit.edu/~robotlab/RightPillarStair5E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RightPillarStair5N</text:p>
          </table:table-cell>
          <table:table-cell office:value-type="float" office:value="3202">
            <text:p>3202</text:p>
          </table:table-cell>
          <table:table-cell office:value-type="float" office:value="335">
            <text:p>335</text:p>
          </table:table-cell>
          <table:table-cell office:value-type="string">
            <text:p>msoxl:=(B95*0.0328)</text:p>
          </table:table-cell>
          <table:table-cell office:value-type="string">
            <text:p>msoxl:=(1440-C95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RightPillarStair5N">http://www.cs.rit.edu/~robotlab/RightPillarStair5N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LeftPillarStair5W</text:p>
          </table:table-cell>
          <table:table-cell office:value-type="float" office:value="2902">
            <text:p>2902</text:p>
          </table:table-cell>
          <table:table-cell office:value-type="float" office:value="345">
            <text:p>345</text:p>
          </table:table-cell>
          <table:table-cell office:value-type="string">
            <text:p>msoxl:=(B96*0.0328)</text:p>
          </table:table-cell>
          <table:table-cell office:value-type="string">
            <text:p>msoxl:=(1440-C96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LeftPillarStair5W">http://www.cs.rit.edu/~robotlab/LeftPillarStair5W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LeftPillarStair5N</text:p>
          </table:table-cell>
          <table:table-cell office:value-type="float" office:value="2908">
            <text:p>2908</text:p>
          </table:table-cell>
          <table:table-cell office:value-type="float" office:value="336">
            <text:p>336</text:p>
          </table:table-cell>
          <table:table-cell office:value-type="string">
            <text:p>msoxl:=(B97*0.0328)</text:p>
          </table:table-cell>
          <table:table-cell office:value-type="string">
            <text:p>msoxl:=(1440-C97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LeftPillarStair5N">http://www.cs.rit.edu/~robotlab/LeftPillarStair5N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Stair3968</text:p>
          </table:table-cell>
          <table:table-cell office:value-type="float" office:value="468">
            <text:p>468</text:p>
          </table:table-cell>
          <table:table-cell office:value-type="float" office:value="1008">
            <text:p>1008</text:p>
          </table:table-cell>
          <table:table-cell office:value-type="string">
            <text:p>msoxl:=(B98*0.0328)</text:p>
          </table:table-cell>
          <table:table-cell office:value-type="string">
            <text:p>msoxl:=(1440-C98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Stair3968">http://www.cs.rit.edu/~robotlab/Stair3968</text:a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ShortHallETopMid</text:p>
          </table:table-cell>
          <table:table-cell office:value-type="float" office:value="2232">
            <text:p>2232</text:p>
          </table:table-cell>
          <table:table-cell office:value-type="float" office:value="474">
            <text:p>474</text:p>
          </table:table-cell>
          <table:table-cell office:value-type="string">
            <text:p>msoxl:=(B99*0.0328)</text:p>
          </table:table-cell>
          <table:table-cell office:value-type="string">
            <text:p>msoxl:=(1440-C99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ShortHallETopMid">http://www.cs.rit.edu/~robotlab/ShortHallETopMid</text:a></text:p>
          </table:table-cell>
          <table:table-cell table:number-columns-repeated="1017"/>
        </table:table-row>
        <table:table-row table:style-name="ro1">
          <table:table-cell office:value-type="string">
            <text:p>ShortHallWTopMid</text:p>
          </table:table-cell>
          <table:table-cell office:value-type="float" office:value="2288">
            <text:p>2288</text:p>
          </table:table-cell>
          <table:table-cell office:value-type="float" office:value="474">
            <text:p>474</text:p>
          </table:table-cell>
          <table:table-cell office:value-type="string">
            <text:p>msoxl:=(B100*0.0328)</text:p>
          </table:table-cell>
          <table:table-cell office:value-type="string">
            <text:p>msoxl:=(1440-C100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ShortHallWTopMid">http://www.cs.rit.edu/~robotlab/ShortHallWTopMid</text:a></text:p>
          </table:table-cell>
          <table:table-cell table:number-columns-repeated="1017"/>
        </table:table-row>
        <table:table-row table:style-name="ro1">
          <table:table-cell office:value-type="string">
            <text:p>TechArea3450WBottom</text:p>
          </table:table-cell>
          <table:table-cell office:value-type="float" office:value="2288">
            <text:p>2288</text:p>
          </table:table-cell>
          <table:table-cell office:value-type="float" office:value="940">
            <text:p>940</text:p>
          </table:table-cell>
          <table:table-cell office:value-type="string">
            <text:p>msoxl:=(B101*0.0328)</text:p>
          </table:table-cell>
          <table:table-cell office:value-type="string">
            <text:p>msoxl:=(1440-C101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TechArea3450WBottom">http://www.cs.rit.edu/~robotlab/TechArea3450WBottom</text:a></text:p>
          </table:table-cell>
          <table:table-cell table:number-columns-repeated="1017"/>
        </table:table-row>
        <table:table-row table:style-name="ro1">
          <table:table-cell office:value-type="string">
            <text:p>ShortHallELowerMid</text:p>
          </table:table-cell>
          <table:table-cell office:value-type="float" office:value="2232">
            <text:p>2232</text:p>
          </table:table-cell>
          <table:table-cell office:value-type="float" office:value="795">
            <text:p>795</text:p>
          </table:table-cell>
          <table:table-cell office:value-type="string">
            <text:p>msoxl:=(B102*0.0328)</text:p>
          </table:table-cell>
          <table:table-cell office:value-type="string">
            <text:p>msoxl:=(1440-C102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ShortHallELowerMid">http://www.cs.rit.edu/~robotlab/ShortHallELowerMid</text:a></text:p>
          </table:table-cell>
          <table:table-cell table:number-columns-repeated="1017"/>
        </table:table-row>
        <table:table-row table:style-name="ro1">
          <table:table-cell office:value-type="string">
            <text:p>ShortHallWLowerMid</text:p>
          </table:table-cell>
          <table:table-cell office:value-type="float" office:value="2288">
            <text:p>2288</text:p>
          </table:table-cell>
          <table:table-cell office:value-type="float" office:value="832">
            <text:p>832</text:p>
          </table:table-cell>
          <table:table-cell office:value-type="string">
            <text:p>msoxl:=(B103*0.0328)</text:p>
          </table:table-cell>
          <table:table-cell office:value-type="string">
            <text:p>msoxl:=(1440-C103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ShortHallWLowerMid">http://www.cs.rit.edu/~robotlab/ShortHallWLowerMid</text:a></text:p>
          </table:table-cell>
          <table:table-cell table:number-columns-repeated="1017"/>
        </table:table-row>
        <table:table-row table:style-name="ro1">
          <table:table-cell office:value-type="string">
            <text:p>Class3455RightMid</text:p>
          </table:table-cell>
          <table:table-cell office:value-type="float" office:value="2231">
            <text:p>2231</text:p>
          </table:table-cell>
          <table:table-cell office:value-type="float" office:value="1014">
            <text:p>1014</text:p>
          </table:table-cell>
          <table:table-cell office:value-type="string">
            <text:p>msoxl:=(B104*0.0328)</text:p>
          </table:table-cell>
          <table:table-cell office:value-type="string">
            <text:p>msoxl:=(1440-C104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55RightMid">http://www.cs.rit.edu/~robotlab/Class3455RightMid</text:a></text:p>
          </table:table-cell>
          <table:table-cell table:number-columns-repeated="1017"/>
        </table:table-row>
        <table:table-row table:style-name="ro1">
          <table:table-cell office:value-type="string">
            <text:p>TechArea3450SMid</text:p>
          </table:table-cell>
          <table:table-cell office:value-type="float" office:value="2437">
            <text:p>2437</text:p>
          </table:table-cell>
          <table:table-cell office:value-type="float" office:value="948">
            <text:p>948</text:p>
          </table:table-cell>
          <table:table-cell office:value-type="string">
            <text:p>msoxl:=(B105*0.0328)</text:p>
          </table:table-cell>
          <table:table-cell office:value-type="string">
            <text:p>msoxl:=(1440-C105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TechArea3450SMid">http://www.cs.rit.edu/~robotlab/TechArea3450SMid</text:a></text:p>
          </table:table-cell>
          <table:table-cell table:number-columns-repeated="1017"/>
        </table:table-row>
        <table:table-row table:style-name="ro1">
          <table:table-cell office:value-type="string">
            <text:p>Class3445NMid</text:p>
          </table:table-cell>
          <table:table-cell office:value-type="float" office:value="2437">
            <text:p>2437</text:p>
          </table:table-cell>
          <table:table-cell office:value-type="float" office:value="1014">
            <text:p>1014</text:p>
          </table:table-cell>
          <table:table-cell office:value-type="string">
            <text:p>msoxl:=(B106*0.0328)</text:p>
          </table:table-cell>
          <table:table-cell office:value-type="string">
            <text:p>msoxl:=(1440-C106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45NMid">http://www.cs.rit.edu/~robotlab/Class3445NMid</text:a></text:p>
          </table:table-cell>
          <table:table-cell table:number-columns-repeated="1017"/>
        </table:table-row>
        <table:table-row table:style-name="ro1">
          <table:table-cell office:value-type="string">
            <text:p>DSL3600SMid</text:p>
          </table:table-cell>
          <table:table-cell office:value-type="float" office:value="2137">
            <text:p>2137</text:p>
          </table:table-cell>
          <table:table-cell office:value-type="float" office:value="941">
            <text:p>941</text:p>
          </table:table-cell>
          <table:table-cell office:value-type="string">
            <text:p>msoxl:=(B107*0.0328)</text:p>
          </table:table-cell>
          <table:table-cell office:value-type="string">
            <text:p>msoxl:=(1440-C107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DSL3600SMid">http://www.cs.rit.edu/~robotlab/DSL3600SMid</text:a></text:p>
          </table:table-cell>
          <table:table-cell table:number-columns-repeated="1017"/>
        </table:table-row>
        <table:table-row table:style-name="ro1">
          <table:table-cell office:value-type="string">
            <text:p>ICL5Mid6</text:p>
          </table:table-cell>
          <table:table-cell office:value-type="float" office:value="1540">
            <text:p>1540</text:p>
          </table:table-cell>
          <table:table-cell office:value-type="float" office:value="947">
            <text:p>947</text:p>
          </table:table-cell>
          <table:table-cell office:value-type="string">
            <text:p>msoxl:=(B108*0.0328)</text:p>
          </table:table-cell>
          <table:table-cell office:value-type="string">
            <text:p>msoxl:=(1440-C108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ICL5Mid6">http://www.cs.rit.edu/~robotlab/ICL5Mid6</text:a>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 table:style-name="ce4"/>
          <table:table-cell table:style-name="Default" table:number-columns-repeated="2"/>
          <table:table-cell table:number-columns-repeated="1016"/>
        </table:table-row>
        <table:table-row table:style-name="ro4" table:number-rows-repeated="10484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00/00/0000</text:date>, <text:time style:data-style-name="N2" text:time-value="0000-00-00T18:12: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Zack Butler</meta:initial-creator>
    <meta:creation-date>2012-06-20T18:56:21Z</meta:creation-date>
    <dc:date>2013-11-02T18:18:12</dc:date>
    <meta:editing-cycles>43</meta:editing-cycles>
    <meta:editing-duration>PT1M25S</meta:editing-duration>
    <meta:document-statistic meta:table-count="1" meta:cell-count="824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